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 draw:shadow="hidden"/>
    </style:style>
    <style:style style:name="gr8" style:family="graphic" style:parent-style-name="standard">
      <style:graphic-properties draw:fill="none" draw:textarea-vertical-align="middle" draw:auto-grow-height="false" fo:min-height="0.749cm" fo:min-width="0.499cm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07cm" draw:shadow="hidden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1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position="sub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2.6cm" svg:height="1cm" svg:x="11.101cm" svg:y="1.102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12.401cm" svg:y1="2.102cm" svg:x2="12.401cm" svg:y2="2.902cm">
          <text:p/>
        </draw:line>
        <draw:custom-shape draw:style-name="gr1" draw:text-style-name="P3" draw:layer="layout" svg:width="4cm" svg:height="0.599cm" svg:x="10.4cm" svg:y="3.002cm">
          <text:p text:style-name="P3"><text:span text:style-name="T1"/></text:p>
          <text:p text:style-name="P3"><text:span text:style-name="T1"/></text:p>
          <text:p text:style-name="P3"><text:span text:style-name="T1">División en M </text:span><text:span text:style-name="T2">bins</text:span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6.2cm" svg:height="0.963cm" svg:x="12.4cm" svg:y="2.402cm">
          <draw:text-box>
            <text:p><text:span text:style-name="T4">Trayectoria completa</text:span></text:p>
          </draw:text-box>
        </draw:frame>
        <draw:custom-shape draw:style-name="gr4" draw:text-style-name="P2" draw:layer="layout" svg:width="0.8cm" svg:height="0.6cm" svg:x="1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1.099cm" svg:x="9.992cm" svg:y="4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1.099cm" svg:x="11cm" svg:y="4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1.099cm" svg:x="12cm" svg:y="4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1.099cm" svg:x="13cm" svg:y="4.90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cm" svg:height="0.657cm" svg:x="9.9cm" svg:y="4.301cm">
          <draw:text-box>
            <text:p text:style-name="P5"><text:span text:style-name="T5">bin</text:span><text:span text:style-name="T6">1</text:span></text:p>
          </draw:text-box>
        </draw:frame>
        <draw:frame draw:style-name="gr5" draw:text-style-name="P5" draw:layer="layout" svg:width="1cm" svg:height="0.657cm" svg:x="10.9cm" svg:y="4.301cm">
          <draw:text-box>
            <text:p text:style-name="P5"><text:span text:style-name="T5">bin</text:span><text:span text:style-name="T6">2</text:span></text:p>
          </draw:text-box>
        </draw:frame>
        <draw:frame draw:style-name="gr6" draw:text-style-name="P5" draw:layer="layout" svg:width="1.1cm" svg:height="0.801cm" svg:x="11.9cm" svg:y="4.301cm">
          <draw:text-box>
            <text:p text:style-name="P5"><text:span text:style-name="T5">bin</text:span><text:span text:style-name="T6">3</text:span></text:p>
          </draw:text-box>
        </draw:frame>
        <draw:frame draw:style-name="gr7" draw:text-style-name="P5" draw:layer="layout" svg:width="1.1cm" svg:height="0.97cm" svg:x="12.9cm" svg:y="4.301cm">
          <draw:text-box>
            <text:p text:style-name="P5"><text:span text:style-name="T5">bin</text:span><text:span text:style-name="T6">...</text:span></text:p>
          </draw:text-box>
        </draw:frame>
        <draw:line draw:style-name="gr2" draw:text-style-name="P2" draw:layer="layout" svg:x1="12.4cm" svg:y1="3.602cm" svg:x2="12.4cm" svg:y2="4.401cm">
          <text:p/>
        </draw:line>
        <draw:custom-shape draw:style-name="gr4" draw:text-style-name="P2" draw:layer="layout" svg:width="0.8cm" svg:height="1.099cm" svg:x="14cm" svg:y="4.90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1cm" svg:height="0.97cm" svg:x="13.9cm" svg:y="4.302cm">
          <draw:text-box>
            <text:p text:style-name="P5"><text:span text:style-name="T5">bin</text:span><text:span text:style-name="T6">M</text:span></text:p>
          </draw:text-box>
        </draw:frame>
        <draw:line draw:style-name="gr2" draw:text-style-name="P2" draw:layer="layout" svg:x1="12.401cm" svg:y1="6.001cm" svg:x2="12.401cm" svg:y2="6.801cm">
          <text:p/>
        </draw:line>
        <draw:custom-shape draw:style-name="gr1" draw:text-style-name="P3" draw:layer="layout" svg:width="5.2cm" svg:height="1cm" svg:x="9.8cm" svg:y="6.901cm">
          <text:p text:style-name="P3"><text:span text:style-name="T1"/></text:p>
          <text:p text:style-name="P3"><text:span text:style-name="T1"/></text:p>
          <text:p text:style-name="P3"><text:span text:style-name="T1">División de cada </text:span><text:span text:style-name="T2">bin</text:span><text:span text:style-name="T1"> en</text:span></text:p>
          <text:p text:style-name="P3"><text:span text:style-name="T1"><text:s/></text:span><text:span text:style-name="T1">bloques de N elementos</text:span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0.2cm" svg:height="0.5cm" svg:x="13cm" svg:y="8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5" draw:layer="layout" svg:width="5.6cm" svg:height="0.877cm" svg:x="13.2cm" svg:y="8.844cm">
          <draw:text-box>
            <text:p text:style-name="P5"><text:span text:style-name="T5">Bloque de tamaño N donde se buscarán grupos similares usando TM-Score</text:span></text:p>
          </draw:text-box>
        </draw:frame>
        <draw:custom-shape draw:style-name="gr4" draw:text-style-name="P2" draw:layer="layout" svg:width="0.8cm" svg:height="2.4cm" draw:transform="skewX (0.0066322511575772) translate (12cm 13.50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2cm" svg:height="0.8cm" svg:x="13cm" svg:y="13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0.2cm" svg:height="0.4cm" svg:x="13cm" svg:y="14.4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0.2cm" svg:height="1cm" svg:x="13cm" svg:y="14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5" draw:layer="layout" svg:width="5.6cm" svg:height="1.503cm" svg:x="13.4cm" svg:y="13.501cm">
          <draw:text-box>
            <text:p text:style-name="P5"><text:span text:style-name="T5">En cada bloque se puede encontrar 1 o múltiples grupos de diverso tamaño, dependiendo de la similitud de las proteínas en dicho bloque</text:span></text:p>
          </draw:text-box>
        </draw:frame>
        <draw:line draw:style-name="gr2" draw:text-style-name="P2" draw:layer="layout" svg:x1="12.4cm" svg:y1="7.901cm" svg:x2="12.4cm" svg:y2="8.801cm">
          <text:p/>
        </draw:line>
        <draw:custom-shape draw:style-name="gr1" draw:text-style-name="P3" draw:layer="layout" svg:width="5.2cm" svg:height="0.8cm" svg:x="9.8cm" svg:y="11.601cm">
          <text:p text:style-name="P3"><text:span text:style-name="T1"/></text:p>
          <text:p text:style-name="P3"><text:span text:style-name="T1"/></text:p>
          <text:p text:style-name="P3"><text:span text:style-name="T1">Búsqueda de grupos en los bloques</text:span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2.4cm" svg:y1="10.601cm" svg:x2="12.4cm" svg:y2="11.601cm">
          <text:p/>
        </draw:line>
        <draw:line draw:style-name="gr2" draw:text-style-name="P2" draw:layer="layout" svg:x1="12.4cm" svg:y1="12.401cm" svg:x2="12.4cm" svg:y2="13.401cm">
          <text:p/>
        </draw:line>
        <draw:custom-shape draw:style-name="gr4" draw:text-style-name="P2" draw:layer="layout" svg:width="0.8cm" svg:height="0.6cm" svg:x="12cm" svg:y="9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6cm" svg:x="12cm" svg:y="10.00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4cm" svg:y1="15.901cm" svg:x2="12.4cm" svg:y2="16.901cm">
          <text:p/>
        </draw:line>
        <draw:custom-shape draw:style-name="gr1" draw:text-style-name="P3" draw:layer="layout" svg:width="4.4cm" svg:height="1cm" svg:x="10.2cm" svg:y="16.901cm">
          <text:p text:style-name="P3"><text:span text:style-name="T1"/></text:p>
          <text:p text:style-name="P3"><text:span text:style-name="T1"/></text:p>
          <text:p text:style-name="P3"><text:span text:style-name="T1">Obtención de representativas</text:span></text:p>
          <text:p text:style-name="P3"><text:span text:style-name="T1">con k-medoides</text:span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uricio Martínez J</meta:initial-creator>
    <meta:creation-date>2018-11-26T21:39:38</meta:creation-date>
    <meta:editing-duration>PT36S</meta:editing-duration>
    <meta:editing-cycles>2</meta:editing-cycles>
    <dc:date>2018-11-26T21:40:11</dc:date>
    <dc:creator>Mauricio Martínez J</dc:creator>
    <meta:document-statistic meta:object-count="56"/>
    <meta:generator>OpenOffice/4.1.1$Unix OpenOffice.org_project/411m6$Build-9775</meta:generator>
  </office:meta>
</office:document-meta>
</file>